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fo:font-weight="normal" officeooo:rsid="045d2bf9" officeooo:paragraph-rsid="045d2bf9" style:font-weight-asian="normal" style:font-weight-complex="normal"/>
    </style:style>
    <style:style style:name="P4" style:family="paragraph" style:parent-style-name="Text_20_body">
      <style:text-properties fo:font-weight="normal" officeooo:rsid="046a44d9" officeooo:paragraph-rsid="04a55a68" style:font-weight-asian="normal" style:font-weight-complex="normal"/>
    </style:style>
    <style:style style:name="P5" style:family="paragraph" style:parent-style-name="Text_20_body">
      <style:text-properties fo:font-weight="normal" officeooo:rsid="04c4ce0b" officeooo:paragraph-rsid="04c4ce0b" style:font-weight-asian="normal" style:font-weight-complex="normal"/>
    </style:style>
    <style:style style:name="P6" style:family="paragraph" style:parent-style-name="Text_20_body">
      <style:text-properties officeooo:rsid="046d2092" officeooo:paragraph-rsid="046d2092"/>
    </style:style>
    <style:style style:name="P7" style:family="paragraph" style:parent-style-name="Text_20_body">
      <style:text-properties officeooo:rsid="044d0926" officeooo:paragraph-rsid="044d0926"/>
    </style:style>
    <style:style style:name="P8" style:family="paragraph" style:parent-style-name="Text_20_body">
      <style:text-properties officeooo:rsid="049a5554" officeooo:paragraph-rsid="049a5554"/>
    </style:style>
    <style:style style:name="P9" style:family="paragraph" style:parent-style-name="Text_20_body">
      <style:text-properties officeooo:rsid="0430122d" officeooo:paragraph-rsid="049fbd81"/>
    </style:style>
    <style:style style:name="P10" style:family="paragraph" style:parent-style-name="Text_20_body">
      <style:text-properties officeooo:rsid="0430122d" officeooo:paragraph-rsid="04a22f23"/>
    </style:style>
    <style:style style:name="P11" style:family="paragraph" style:parent-style-name="Text_20_body">
      <style:text-properties officeooo:paragraph-rsid="04a55a68"/>
    </style:style>
    <style:style style:name="P12" style:family="paragraph" style:parent-style-name="Text_20_body">
      <style:text-properties officeooo:rsid="04b7139c" officeooo:paragraph-rsid="04b7139c"/>
    </style:style>
    <style:style style:name="P13" style:family="paragraph" style:parent-style-name="Text_20_body">
      <style:text-properties fo:font-weight="bold" officeooo:rsid="04b81bce" officeooo:paragraph-rsid="04a55a68" style:font-weight-asian="bold" style:font-weight-complex="bold"/>
    </style:style>
    <style:style style:name="P14" style:family="paragraph" style:parent-style-name="Text_20_body">
      <style:text-properties officeooo:rsid="04c46384" officeooo:paragraph-rsid="04c46384"/>
    </style:style>
    <style:style style:name="P15" style:family="paragraph" style:parent-style-name="Text_20_body">
      <style:text-properties officeooo:rsid="04c4ce0b" officeooo:paragraph-rsid="04c4ce0b"/>
    </style:style>
    <style:style style:name="P16" style:family="paragraph" style:parent-style-name="Text_20_body">
      <style:text-properties officeooo:rsid="04bd134e" officeooo:paragraph-rsid="04bd134e"/>
    </style:style>
    <style:style style:name="P17" style:family="paragraph" style:parent-style-name="Text_20_body">
      <style:text-properties officeooo:rsid="04ccb9b8" officeooo:paragraph-rsid="04ccb9b8"/>
    </style:style>
    <style:style style:name="P18" style:family="paragraph" style:parent-style-name="Text_20_body">
      <style:text-properties officeooo:rsid="04b1bb32" officeooo:paragraph-rsid="04d2876b"/>
    </style:style>
    <style:style style:name="P19" style:family="paragraph" style:parent-style-name="Text_20_body">
      <style:paragraph-properties fo:text-align="start" style:justify-single-word="false" style:writing-mode="lr-tb"/>
      <style:text-properties officeooo:rsid="04602e82" officeooo:paragraph-rsid="04602e82"/>
    </style:style>
    <style:style style:name="P20" style:family="paragraph" style:parent-style-name="Text_20_body">
      <style:paragraph-properties fo:text-align="start" style:justify-single-word="false" style:writing-mode="lr-tb"/>
      <style:text-properties fo:font-weight="normal" officeooo:rsid="04602e82" officeooo:paragraph-rsid="04602e82" style:font-weight-asian="normal" style:font-weight-complex="normal"/>
    </style:style>
    <style:style style:name="P21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4c4ce0b" style:font-weight-asian="normal" style:font-weight-complex="normal"/>
    </style:style>
    <style:style style:name="P22" style:family="paragraph" style:parent-style-name="Text_20_body">
      <style:paragraph-properties fo:text-align="end" style:justify-single-word="false" style:writing-mode="rl-tb"/>
      <style:text-properties fo:font-weight="normal" officeooo:rsid="04602e82" officeooo:paragraph-rsid="049fbd81" style:font-weight-asian="normal" style:font-weight-complex="normal"/>
    </style:style>
    <style:style style:name="P23" style:family="paragraph" style:parent-style-name="Heading_20_2">
      <style:text-properties fo:font-weight="normal" officeooo:rsid="04a66c9f" officeooo:paragraph-rsid="04a66c9f" style:font-weight-asian="normal" style:font-weight-complex="normal"/>
    </style:style>
    <style:style style:name="P24" style:family="paragraph" style:parent-style-name="Heading_20_2">
      <style:text-properties fo:font-weight="normal" officeooo:rsid="04d01e1e" officeooo:paragraph-rsid="04d01e1e" style:font-weight-asian="normal" style:font-weight-complex="normal"/>
    </style:style>
    <style:style style:name="P25" style:family="paragraph" style:parent-style-name="Heading_20_2">
      <style:text-properties fo:font-weight="normal" officeooo:rsid="04b309d0" officeooo:paragraph-rsid="04b309d0" style:font-weight-asian="normal" style:font-weight-complex="normal"/>
    </style:style>
    <style:style style:name="P26" style:family="paragraph" style:parent-style-name="Heading_20_2">
      <style:text-properties officeooo:rsid="04ddc81c"/>
    </style:style>
    <style:style style:name="P27" style:family="paragraph" style:parent-style-name="Text_20_body" style:list-style-name="L1">
      <style:text-properties fo:font-weight="normal" officeooo:rsid="046baa87" officeooo:paragraph-rsid="046baa87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498cf77" officeooo:paragraph-rsid="04994816" style:font-weight-asian="normal" style:font-weight-complex="normal"/>
    </style:style>
    <style:style style:name="P29" style:family="paragraph" style:parent-style-name="Text_20_body" style:list-style-name="L1">
      <style:text-properties fo:font-weight="normal" officeooo:rsid="049b6613" officeooo:paragraph-rsid="04a0e112" style:font-weight-asian="normal" style:font-weight-complex="normal"/>
    </style:style>
    <style:style style:name="P30" style:family="paragraph" style:parent-style-name="Text_20_body" style:list-style-name="L1">
      <style:text-properties fo:font-weight="normal" officeooo:rsid="046c47f7" officeooo:paragraph-rsid="046c47f7" style:font-weight-asian="normal" style:font-weight-complex="normal"/>
    </style:style>
    <style:style style:name="P31" style:family="paragraph" style:parent-style-name="Text_20_body" style:list-style-name="L2">
      <style:text-properties fo:font-weight="normal" officeooo:rsid="046d2092" officeooo:paragraph-rsid="046d2092" style:font-weight-asian="normal" style:font-weight-complex="normal"/>
    </style:style>
    <style:style style:name="P32" style:family="paragraph" style:parent-style-name="Text_20_body" style:list-style-name="L4">
      <style:text-properties fo:font-weight="normal" officeooo:rsid="043c34da" officeooo:paragraph-rsid="042a8d29" style:font-weight-asian="normal" style:font-weight-complex="normal"/>
    </style:style>
    <style:style style:name="P33" style:family="paragraph" style:parent-style-name="Text_20_body" style:list-style-name="L2">
      <style:text-properties officeooo:rsid="046d2092" officeooo:paragraph-rsid="046d2092"/>
    </style:style>
    <style:style style:name="P34" style:family="paragraph" style:parent-style-name="Text_20_body" style:list-style-name="L3">
      <style:text-properties officeooo:rsid="049a5554" officeooo:paragraph-rsid="049a5554"/>
    </style:style>
    <style:style style:name="P35" style:family="paragraph" style:parent-style-name="Text_20_body" style:list-style-name="L3">
      <style:text-properties officeooo:rsid="04c46384" officeooo:paragraph-rsid="04c46384"/>
    </style:style>
    <style:style style:name="P36" style:family="paragraph" style:parent-style-name="Text_20_body" style:list-style-name="L4">
      <style:text-properties officeooo:paragraph-rsid="042a8d29"/>
    </style:style>
    <style:style style:name="P37" style:family="paragraph" style:parent-style-name="Text_20_body" style:list-style-name="L4">
      <style:text-properties officeooo:rsid="04365308" officeooo:paragraph-rsid="04365308"/>
    </style:style>
    <style:style style:name="P38" style:family="paragraph" style:parent-style-name="Heading_20_1">
      <style:text-properties officeooo:rsid="046a44d9" officeooo:paragraph-rsid="046a44d9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63775" style:font-weight-asian="normal" style:font-weight-complex="normal"/>
    </style:style>
    <style:style style:name="T3" style:family="text">
      <style:text-properties fo:font-weight="normal" officeooo:rsid="0439377d" style:font-weight-asian="normal" style:font-weight-complex="normal"/>
    </style:style>
    <style:style style:name="T4" style:family="text">
      <style:text-properties fo:font-weight="normal" officeooo:rsid="043a9a9a" style:font-weight-asian="normal" style:font-weight-complex="normal"/>
    </style:style>
    <style:style style:name="T5" style:family="text">
      <style:text-properties fo:font-weight="normal" officeooo:rsid="043c34da" style:font-weight-asian="normal" style:font-weight-complex="normal"/>
    </style:style>
    <style:style style:name="T6" style:family="text">
      <style:text-properties fo:font-weight="normal" officeooo:rsid="0430122d" style:font-weight-asian="normal" style:font-weight-complex="normal"/>
    </style:style>
    <style:style style:name="T7" style:family="text">
      <style:text-properties fo:font-weight="normal" officeooo:rsid="043869e8" style:font-weight-asian="normal" style:font-weight-complex="normal"/>
    </style:style>
    <style:style style:name="T8" style:family="text">
      <style:text-properties fo:font-weight="normal" officeooo:rsid="04460b05" style:font-weight-asian="normal" style:font-weight-complex="normal"/>
    </style:style>
    <style:style style:name="T9" style:family="text">
      <style:text-properties fo:font-weight="normal" officeooo:rsid="04566886" style:font-weight-asian="normal" style:font-weight-complex="normal"/>
    </style:style>
    <style:style style:name="T10" style:family="text">
      <style:text-properties fo:font-weight="normal" officeooo:rsid="04599ca5" style:font-weight-asian="normal" style:font-weight-complex="normal"/>
    </style:style>
    <style:style style:name="T11" style:family="text">
      <style:text-properties fo:font-weight="normal" officeooo:rsid="045d2bf9" style:font-weight-asian="normal" style:font-weight-complex="normal"/>
    </style:style>
    <style:style style:name="T12" style:family="text">
      <style:text-properties fo:font-weight="normal" officeooo:rsid="043e3775" style:font-weight-asian="normal" style:font-weight-complex="normal"/>
    </style:style>
    <style:style style:name="T13" style:family="text">
      <style:text-properties fo:font-weight="normal" officeooo:rsid="045dcdd8" style:font-weight-asian="normal" style:font-weight-complex="normal"/>
    </style:style>
    <style:style style:name="T14" style:family="text">
      <style:text-properties fo:font-weight="normal" officeooo:rsid="04602e82" style:font-weight-asian="normal" style:font-weight-complex="normal"/>
    </style:style>
    <style:style style:name="T15" style:family="text">
      <style:text-properties fo:font-weight="normal" officeooo:rsid="04617bc9" style:font-weight-asian="normal" style:font-weight-complex="normal"/>
    </style:style>
    <style:style style:name="T16" style:family="text">
      <style:text-properties fo:font-weight="normal" officeooo:rsid="046a44d9" style:font-weight-asian="normal" style:font-weight-complex="normal"/>
    </style:style>
    <style:style style:name="T17" style:family="text">
      <style:text-properties fo:font-weight="normal" officeooo:rsid="046d7fa0" style:font-weight-asian="normal" style:font-weight-complex="normal"/>
    </style:style>
    <style:style style:name="T18" style:family="text">
      <style:text-properties fo:font-weight="normal" officeooo:rsid="047efdfb" style:font-weight-asian="normal" style:font-weight-complex="normal"/>
    </style:style>
    <style:style style:name="T19" style:family="text">
      <style:text-properties fo:font-weight="normal" officeooo:rsid="047f44bd" style:font-weight-asian="normal" style:font-weight-complex="normal"/>
    </style:style>
    <style:style style:name="T20" style:family="text">
      <style:text-properties fo:font-weight="normal" officeooo:rsid="047fcca0" style:font-weight-asian="normal" style:font-weight-complex="normal"/>
    </style:style>
    <style:style style:name="T21" style:family="text">
      <style:text-properties fo:font-weight="normal" officeooo:rsid="0481829c" style:font-weight-asian="normal" style:font-weight-complex="normal"/>
    </style:style>
    <style:style style:name="T22" style:family="text">
      <style:text-properties fo:font-weight="normal" officeooo:rsid="04820c41" style:font-weight-asian="normal" style:font-weight-complex="normal"/>
    </style:style>
    <style:style style:name="T23" style:family="text">
      <style:text-properties fo:font-weight="normal" officeooo:rsid="049a5554" style:font-weight-asian="normal" style:font-weight-complex="normal"/>
    </style:style>
    <style:style style:name="T24" style:family="text">
      <style:text-properties fo:font-weight="normal" officeooo:rsid="049b14ac" style:font-weight-asian="normal" style:font-weight-complex="normal"/>
    </style:style>
    <style:style style:name="T25" style:family="text">
      <style:text-properties fo:font-weight="normal" officeooo:rsid="04a28cd0" style:font-weight-asian="normal" style:font-weight-complex="normal"/>
    </style:style>
    <style:style style:name="T26" style:family="text">
      <style:text-properties fo:font-weight="normal" officeooo:rsid="04b4768b" style:font-weight-asian="normal" style:font-weight-complex="normal"/>
    </style:style>
    <style:style style:name="T27" style:family="text">
      <style:text-properties fo:font-weight="normal" officeooo:rsid="04b7139c" style:font-weight-asian="normal" style:font-weight-complex="normal"/>
    </style:style>
    <style:style style:name="T28" style:family="text">
      <style:text-properties fo:font-weight="normal" officeooo:rsid="04b81bce" style:font-weight-asian="normal" style:font-weight-complex="normal"/>
    </style:style>
    <style:style style:name="T29" style:family="text">
      <style:text-properties fo:font-weight="normal" officeooo:rsid="04baffb4" style:font-weight-asian="normal" style:font-weight-complex="normal"/>
    </style:style>
    <style:style style:name="T30" style:family="text">
      <style:text-properties fo:font-weight="normal" officeooo:rsid="04c4ce0b" style:font-weight-asian="normal" style:font-weight-complex="normal"/>
    </style:style>
    <style:style style:name="T31" style:family="text">
      <style:text-properties fo:font-weight="normal" officeooo:rsid="04c68dcd" style:font-weight-asian="normal" style:font-weight-complex="normal"/>
    </style:style>
    <style:style style:name="T32" style:family="text">
      <style:text-properties fo:font-weight="normal" officeooo:rsid="04c87f57" style:font-weight-asian="normal" style:font-weight-complex="normal"/>
    </style:style>
    <style:style style:name="T33" style:family="text">
      <style:text-properties fo:font-weight="normal" officeooo:rsid="04cc21a0" style:font-weight-asian="normal" style:font-weight-complex="normal"/>
    </style:style>
    <style:style style:name="T34" style:family="text">
      <style:text-properties fo:font-weight="normal" officeooo:rsid="04d17a0c" style:font-weight-asian="normal" style:font-weight-complex="normal"/>
    </style:style>
    <style:style style:name="T35" style:family="text">
      <style:text-properties fo:font-weight="normal" officeooo:rsid="04d59396" style:font-weight-asian="normal" style:font-weight-complex="normal"/>
    </style:style>
    <style:style style:name="T36" style:family="text">
      <style:text-properties fo:font-weight="normal" officeooo:rsid="04daaf6a" style:font-weight-asian="normal" style:font-weight-complex="normal"/>
    </style:style>
    <style:style style:name="T37" style:family="text">
      <style:text-properties fo:font-weight="normal" officeooo:rsid="04dab507" style:font-weight-asian="normal" style:font-weight-complex="normal"/>
    </style:style>
    <style:style style:name="T38" style:family="text">
      <style:text-properties fo:font-weight="normal" officeooo:rsid="04b24dd1" style:font-weight-asian="normal" style:font-weight-complex="normal"/>
    </style:style>
    <style:style style:name="T39" style:family="text">
      <style:text-properties fo:font-weight="normal" officeooo:rsid="04b2a5e2" style:font-weight-asian="normal" style:font-weight-complex="normal"/>
    </style:style>
    <style:style style:name="T40" style:family="text">
      <style:text-properties fo:font-weight="normal" officeooo:rsid="04e341ab" style:font-weight-asian="normal" style:font-weight-complex="normal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43e3775" style:font-weight-asian="bold" style:font-weight-complex="bold"/>
    </style:style>
    <style:style style:name="T43" style:family="text">
      <style:text-properties fo:font-weight="bold" officeooo:rsid="04b81bce" style:font-weight-asian="bold" style:font-weight-complex="bold"/>
    </style:style>
    <style:style style:name="T44" style:family="text">
      <style:text-properties fo:font-weight="bold" officeooo:rsid="04e341ab" style:font-weight-asian="bold" style:font-weight-complex="bold"/>
    </style:style>
    <style:style style:name="T45" style:family="text">
      <style:text-properties officeooo:rsid="049a1700"/>
    </style:style>
    <style:style style:name="T46" style:family="text">
      <style:text-properties officeooo:rsid="049dbeb8"/>
    </style:style>
    <style:style style:name="T47" style:family="text">
      <style:text-properties officeooo:rsid="049f4ec3"/>
    </style:style>
    <style:style style:name="T48" style:family="text">
      <style:text-properties officeooo:rsid="04a0e112"/>
    </style:style>
    <style:style style:name="T49" style:family="text">
      <style:text-properties officeooo:rsid="04bad5bc"/>
    </style:style>
    <style:style style:name="T50" style:family="text">
      <style:text-properties officeooo:rsid="04d59396"/>
    </style:style>
    <style:style style:name="T51" style:family="text">
      <style:text-properties officeooo:rsid="04e19ff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8" text:outline-level="1"><text:span text:style-name="T1">מטלה</text:span><text:span text:style-name="T26"> -</text:span><text:span text:style-name="T1"> </text:span><text:span text:style-name="T18">עץ בינאר</text:span><text:span text:style-name="T27">י</text:span></text:h>
      <text:p text:style-name="P12"><text:span text:style-name="T2">מ</text:span><text:span text:style-name="T1">טרת המטלה היא לאמן אתכם במחלקות, בניה, פירוק, ניהול זיכרון, </text:span><text:span text:style-name="T28">מבני-נתונים ו</text:span><text:span text:style-name="T1">בדיקות-יחידה.</text:span></text:p>
      <text:p text:style-name="P13"/>
      <text:p text:style-name="P11"><text:span text:style-name="T43">המשימה</text:span><text:span text:style-name="T28">: </text:span><text:span text:style-name="T2">כ</text:span><text:span text:style-name="T1">יתבו </text:span><text:span text:style-name="T2">מחלקה </text:span><text:span text:style-name="T6">בשם </text:span><text:span text:style-name="T16">Tree</text:span><text:span text:style-name="T19">,</text:span><text:span text:style-name="T6"> המייצגת </text:span><text:span text:style-name="T16">עץ-חיפוש בינארי</text:span><text:span text:style-name="T19"> לשמירת מספרים </text:span><text:span text:style-name="T28">ב</text:span><text:span text:style-name="T19">סדר עולה</text:span><text:span text:style-name="T16">, כפי שלמדתם בקורס מבני נתונים</text:span><text:span text:style-name="T19"> (לא חייב להיות</text:span><text:span text:style-name="T20"> </text:span><text:span text:style-name="T19">עץ מאוזן)</text:span><text:span text:style-name="T16">.</text:span></text:p>
      <text:p text:style-name="Heading_20_2"><text:span text:style-name="T21">פ</text:span><text:span text:style-name="T1">עולות</text:span></text:p>
      <text:p text:style-name="P4">המחלקה צריכה לאפשר את הפעולות הבאות:</text:p>
      <text:list xml:id="list4276366195" text:style-name="L1">
        <text:list-item>
          <text:p text:style-name="P27">insert - מקבלת כקלט מספר i ומכניסה את i לעץ במקום המתאים.</text:p>
        </text:list-item>
        <text:list-item>
          <text:p text:style-name="P27">remove - מקבלת כקלט מספר i ומסירה את i מהעץ.</text:p>
        </text:list-item>
        <text:list-item>
          <text:p text:style-name="P27">size - מחזירה את <text:span text:style-name="T51">כמות</text:span> המספרים בעץ.</text:p>
        </text:list-item>
        <text:list-item>
          <text:p text:style-name="P28">contains - מקבלת כקלט מספר i ומחזירה "אמת" אם <text:s/>ורק אם i נמצא בעץ.</text:p>
        </text:list-item>
        <text:list-item>
          <text:p text:style-name="P29">root - מחזירה את המספר הנמצא בשורש העץ.</text:p>
        </text:list-item>
        <text:list-item>
          <text:p text:style-name="P27">parent - מקבלת כקלט מספר i ומחזירה את המספר שנמצא מעל i בעץ.</text:p>
        </text:list-item>
        <text:list-item>
          <text:p text:style-name="P27">left - מקבלת כקלט מספר i ומחזירה את המספר שהוא הבן השמאלי של i בעץ.</text:p>
        </text:list-item>
        <text:list-item>
          <text:p text:style-name="P27">right - מקבלת כקלט מספר i ומחזירה את המספר שהוא הבן הימני של i בעץ<text:span text:style-name="T48">.</text:span></text:p>
        </text:list-item>
        <text:list-item>
          <text:p text:style-name="P30">print - הדפסת <text:span text:style-name="T49">מבנה </text:span>העץ, לצורך <text:span text:style-name="T45">הצגה ו</text:span>ניפוי שגיאות. פורמט ההדפסה - לשיקולכם.</text:p>
        </text:list-item>
      </text:list>
      <text:p text:style-name="P6"><text:span text:style-name="T1">יש לזרוק חריגות </text:span><text:span text:style-name="T22">במקרים הבאים</text:span><text:span text:style-name="T1">:</text:span></text:p>
      <text:list xml:id="list3136985428" text:style-name="L2">
        <text:list-item>
          <text:p text:style-name="P31">insert - כשמנסים להכניס מספר שכבר נמצא בעץ.</text:p>
        </text:list-item>
        <text:list-item>
          <text:p text:style-name="P31"><text:span text:style-name="T47">remove</text:span> - כשמנסים למחוק מספר שלא נמצא בעץ.</text:p>
        </text:list-item>
        <text:list-item>
          <text:p text:style-name="P33"><text:span text:style-name="T22">ב</text:span><text:span text:style-name="T1">שאר הפקודות </text:span><text:span text:style-name="T17">- לזרוק חריגה בכל מצב שנראה לכם חריג</text:span><text:span text:style-name="T23"> – </text:span><text:span text:style-name="T29">תפעילו שיקול דעת.</text:span></text:p>
        </text:list-item>
      </text:list>
      <text:p text:style-name="P14"><text:span text:style-name="T29">ב</text:span><text:span text:style-name="T1">נוסף לפתרון עצמו, עליכם לכתוב קובץ בשם </text:span><text:span text:style-name="T41">TreeTest.cpp</text:span><text:span text:style-name="T1"> הכולל בדיקות-יחידה (unit-test) מפורטות.</text:span></text:p>
      <text:p text:style-name="P23">קבצים</text:p>
      <text:p text:style-name="P8"><text:span text:style-name="T2">מ</text:span><text:span text:style-name="T1">צורפים לתרגיל זה הקבצים:</text:span></text:p>
      <text:list xml:id="list156076201" text:style-name="L3">
        <text:list-item>
          <text:p text:style-name="P34"><text:span text:style-name="T1">TreeDemo.cpp - תוכנית ראשית לדוגמה</text:span><text:span text:style-name="T25">.</text:span></text:p>
        </text:list-item>
        <text:list-item>
          <text:p text:style-name="P34"><text:span text:style-name="T1">TreeTest.cpp - תוכנית ראשית הכוללת בדיקות-יחידה לדוגמה</text:span><text:span text:style-name="T24">.</text:span></text:p>
        </text:list-item>
        <text:list-item>
          <text:p text:style-name="P35"><text:span text:style-name="T24">M</text:span><text:span text:style-name="T1">akefile – קובץ ליצירת </text:span><text:span text:style-name="T30">תוכנית הדוגמה ותוכנית הבדיקה.</text:span></text:p>
        </text:list-item>
      </text:list>
      <text:p text:style-name="P5"/>
      <text:p text:style-name="P24"><text:soft-page-break/>שלבי העבודה</text:p>
      <text:p text:style-name="P15"><text:span text:style-name="T41">בשלב ראשון</text:span><text:span text:style-name="T1">, עליכם לכתוב את הקבצים הדרושים על-מנת שהפקודות הבאות ירוצו בלי שגיאות קימפול:</text:span></text:p>
      <text:p text:style-name="P21">make demo &amp;&amp; ./demo</text:p>
      <text:p text:style-name="P21">make test &amp;&amp; ./test</text:p>
      <text:p text:style-name="P16"><text:span text:style-name="T1">בשלב </text:span><text:span text:style-name="T36">זה</text:span><text:span text:style-name="T1"> אין לשנות את הקבצים הנתונים – עליכם לוודא שהתוכנית שלכם עובדת עם הקבצים הנתונים כמו שהם. <text:s/></text:span><text:span text:style-name="T30">כמו כן, לא חייבים לכתוב תוכנית המקבלת 100 בכל הבדיקות – </text:span><text:span text:style-name="T37">רק </text:span><text:span text:style-name="T30">שתתקמפל </text:span><text:span text:style-name="T37">בלי שגיאות.</text:span></text:p>
      <text:p text:style-name="P16"><text:span text:style-name="T40">לאחר מכן,</text:span><text:span text:style-name="T1"> </text:span><text:span text:style-name="T30">יש להרחיב את הקובץ TreeTest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33">מלאות</text:span><text:span text:style-name="T30">. <text:s text:c="4"/></text:span></text:p>
      <text:p text:style-name="P15"><text:span text:style-name="T1">יש להגיש תוך שבוע (</text:span><text:span text:style-name="T34">במודל ו</text:span><text:span text:style-name="T1">בתירגול הרביעי) את הקוד במצב זה – </text:span><text:span text:style-name="T32">קוד Tree </text:span><text:span text:style-name="T1">שמתקמפל, </text:span><text:span text:style-name="T32">וקובץ TreeTest.cpp הכולל </text:span><text:span text:style-name="T1">בדיקות-יחידה מפורטות, שעדיין לא כולן עוברות.</text:span></text:p>
      <text:p text:style-name="P15"><text:span text:style-name="T41">בשלב </text:span><text:span text:style-name="T44">שני</text:span><text:span text:style-name="T1">, יש לשפר את מימוש המחלקה Tree שלכם כך שתעבור את כל הבדיקות – גם הבדיקות שלכם וגם הבדיקות האוטומטיות שלנו.</text:span></text:p>
      <text:p text:style-name="P17"><text:span text:style-name="T1">יש להגיש תוך שבוע נוסף (</text:span><text:span text:style-name="T34">במודל ו</text:span><text:span text:style-name="T1">בתירגול החמישי) את הקוד המלא.</text:span></text:p>
      <text:p text:style-name="P18"><text:span text:style-name="T1">בתירגולים תתבקשו להציג תוכנית-דוגמה היוצרת עץ </text:span><text:span text:style-name="T38">בינארי </text:span><text:span text:style-name="T1">ומדפיסה אותו</text:span><text:span text:style-name="T39"> (בעזרת print שכתבתם)</text:span><text:span text:style-name="T1">. בנוסף תתבקשו להסביר על הקוד שלכם ולהראות שהוא מקיים </text:span><text:span text:style-name="T3">כללים בסיסיים של הנדסת תוכנה</text:span><text:span text:style-name="T1">:</text:span><text:span text:style-name="T3"> חלוקה לקבצים, תיעוד, שמות משמעותיים למשתנים, בדיקות תקינות ומניעת דליפת-זיכרון.</text:span></text:p>
      <text:p text:style-name="P26">הגשה לבדיקה אוטומטית</text:p>
      <text:p text:style-name="P10"><text:span text:style-name="T8">צרו </text:span><text:span text:style-name="T1">מאגר (repository) </text:span><text:span text:style-name="T8">חדש </text:span><text:span text:style-name="T1">בגיטהאב</text:span><text:span text:style-name="T8"> </text:span><text:span text:style-name="T9">ו</text:span><text:span text:style-name="T8">העלו לשם</text:span><text:span text:style-name="T1"> את הקבצים</text:span><text:span text:style-name="T10"> בתיקיה הראשית.</text:span></text:p>
      <text:p text:style-name="P3">הגישו בטופס-ההגשה קישור-שיבוט למאגר - הקישור שרואים כשלוחצים על הכפתור clone בגיטהאב.</text:p>
      <text:p text:style-name="P9"><text:span text:style-name="T1">אנחנו </text:span><text:span text:style-name="T14">נבצע את הפקודות הבאות ממחשב עם לינוקס:</text:span></text:p>
      <text:p text:style-name="P20">1. <text:s/>git clone &lt;הקישור שלכם&gt;</text:p>
      <text:p text:style-name="P22">2. נעתיק לתוך התיקיה שלכם תוכנית <text:span text:style-name="T46">TreeTest.cpp</text:span> משלנו, <text:span text:style-name="T50">עם </text:span>בדיקות אוטומטיות נוספות.</text:p>
      <text:p text:style-name="P19"><text:span text:style-name="T1">3. <text:s/></text:span><text:span text:style-name="T31">make test </text:span><text:span text:style-name="T35">&amp;&amp; ./test</text:span></text:p>
      <text:p text:style-name="P7"><text:span text:style-name="T11">אתם יכולים לפתור את התרגיל בכל סביבת-פיתוח שאתם רוצים, אבל לפני ההגשה, וודאו שהפקודות האלו רצות בלי שגיאות </text:span><text:span text:style-name="T1">על מחשב לינוקס </text:span><text:span text:style-name="T15">אחר </text:span><text:span text:style-name="T1">כלשהו.</text:span></text:p>
      <text:p text:style-name="P25">דגשים</text:p>
      <text:list xml:id="list4252734716" text:style-name="L4">
        <text:list-item>
          <text:p text:style-name="P36"><text:span text:style-name="T3">יש </text:span><text:span text:style-name="T4">לחזור על החומר של ההרצאות לפני שמתחילים לכתוב, </text:span><text:span text:style-name="T5">ו</text:span><text:span text:style-name="T3">להשתמש </text:span><text:span text:style-name="T4">בו </text:span><text:span text:style-name="T3">לפי הצורך. </text:span></text:p>
        </text:list-item>
        <text:list-item>
          <text:p text:style-name="P32">מותר להשתמש בתכונות מתקדמות של שפת ++C גם אם עדיין לא נלמדו בהרצאות.</text:p>
        </text:list-item>
        <text:list-item>
          <text:p text:style-name="P37"><text:span text:style-name="T1">אין להעתיק תרגילים שלמים מסטודנטים אחרים.</text:span><text:span text:style-name="T13"> <text:s text:c="4"/></text:span><text:span text:style-name="T12">מותר </text:span><text:span text:style-name="T7">להיעזר</text:span><text:span text:style-name="T12"> </text:span><text:span text:style-name="T1">בקטעי </text:span><text:span text:style-name="T12">קוד מהאינטרנט, אולם </text:span><text:span text:style-name="T42">יש לציין בבירור את המקור</text:span><text:span text:style-name="T1">, לוודא שהקוד עובד, ולוודא שאתם מבינים למה הוא עובד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3-12T11:57:11.844346450</dc:date>
    <meta:editing-duration>P8DT1H20M27S</meta:editing-duration>
    <meta:editing-cycles>1137</meta:editing-cycles>
    <meta:document-statistic meta:table-count="0" meta:image-count="0" meta:object-count="0" meta:page-count="2" meta:paragraph-count="48" meta:word-count="567" meta:character-count="3199" meta:non-whitespace-character-count="2676"/>
  </office:meta>
</office:document-meta>
</file>